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2" style:family="table-row">
      <style:table-row-properties style:min-row-height="0.753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agraph-properties fo:text-align="center"/>
    </style:style>
    <style:style style:name="P2" style:family="paragraph" style:parent-style-name="Standard">
      <style:paragraph-properties fo:break-before="page"/>
    </style:style>
    <style:style style:name="P3" style:family="paragraph" style:parent-style-name="Heading_20_2">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list-style-name="L2"/>
    <style:style style:name="P6" style:family="paragraph" style:parent-style-name="Standard">
      <style:text-properties style:font-name="Courier New" fo:font-size="10pt" style:font-size-asian="10pt" style:font-size-complex="10pt"/>
    </style:style>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Table_20_Heading">
      <style:text-properties fo:font-size="12pt" style:font-size-asian="12pt" style:font-size-complex="12pt"/>
    </style:style>
    <style:style style:name="P13" style:family="paragraph" style:parent-style-name="Table_20_Contents">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T5" style:family="text">
      <style:text-properties style:font-name="Arial"/>
    </style:style>
    <style:style style:name="T6" style:family="text">
      <style:text-properties fo:font-style="italic" style:font-style-asian="italic" style:font-style-complex="italic"/>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fo:language="fr" fo:country="FR" style:font-size-asian="10pt" style:font-size-complex="10p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fill-color="#e6e6ff" draw:textarea-horizontal-align="center" draw:textarea-vertical-align="middle" draw:shadow="visible" draw:shadow-offset-x="0.15cm" draw:shadow-offset-y="0.15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1" svg:width="17.813cm" svg:height="25.965cm" svg:x="1.621cm" svg:y="1.961cm">
        <text:p/>
      </draw:rect>
      <draw:rect text:anchor-type="page" text:anchor-page-number="3" draw:z-index="1" draw:style-name="gr1" draw:text-style-name="P1" svg:width="17.813cm" svg:height="25.965cm" svg:x="1.621cm" svg:y="1.961cm">
        <text:p/>
      </draw:rect>
      <draw:rect text:anchor-type="page" text:anchor-page-number="4" draw:z-index="2" draw:style-name="gr1" draw:text-style-name="P1" svg:width="17.813cm" svg:height="25.965cm" svg:x="1.621cm" svg:y="1.961cm">
        <text:p/>
      </draw:rect>
      <draw:rect text:anchor-type="page" text:anchor-page-number="2" draw:z-index="3" draw:style-name="gr1" draw:text-style-name="P1" svg:width="17.813cm" svg:height="25.965cm" svg:x="1.621cm" svg:y="1.961cm">
        <text:p/>
      </draw:rect>
      <text:p text:style-name="P2"/>
      <text:h text:style-name="P3" text:outline-level="2">XSLT Orienté Objets – <text:span text:style-name="T1">Eric Bréchemier</text:span></text:h>
      <text:p text:style-name="P4">Version mise à jour (mars 2006)</text:p>
      <text:p text:style-name="P4">extraite de la documentation du projet Binary 4 Java (décembre 2004)</text:p>
      <text:p text:style-name="Standard"/>
      <text:p text:style-name="Standard"><text:tab/>XSLT est un langage de programmation qui ne s'écrit pas sous forme simplement textuelle, comme la grande majorité des langages de programmation, mais sous forme de balises XML. </text:p>
      <text:p text:style-name="Standard"/>
      <text:p text:style-name="Standard">Pour comparaison, voici un extrait de programme en XSLT et l'extrait équivalent dans le langage de programmation Java :</text:p>
      <text:p text:style-name="Standard"/>
      <text:list text:style-name="L2">
        <text:list-item>
          <text:p text:style-name="P5">en XSLT, pour exécuter un traitement particulier en fonction des différentes valeurs possibles de la variable $input, on écrira :</text:p>
        </text:list-item>
      </text:list>
      <text:p text:style-name="P6">&lt;xsl:<text:span text:style-name="T2">choose</text:span>&gt;</text:p>
      <text:p text:style-name="P6"><text:s text:c="2"/>&lt;xsl:<text:span text:style-name="T2">when</text:span> test="<text:span text:style-name="T2">$input = 0</text:span>"&gt;</text:p>
      <text:p text:style-name="P6"><text:s text:c="4"/>&lt;xsl:call-template name="<text:span text:style-name="T2">handle0</text:span>"/&gt;</text:p>
      <text:p text:style-name="P6"><text:s text:c="2"/>&lt;/xsl:when&gt;</text:p>
      <text:p text:style-name="P6"><text:s text:c="2"/>&lt;xsl:<text:span text:style-name="T2">when</text:span> test="<text:span text:style-name="T2">$input = 1</text:span>"&gt;</text:p>
      <text:p text:style-name="P6"><text:s text:c="4"/>&lt;xsl:call-template name="<text:span text:style-name="T2">handle1</text:span>" /&gt;</text:p>
      <text:p text:style-name="P6"><text:s text:c="2"/>&lt;/xsl:when&gt;</text:p>
      <text:p text:style-name="P6"><text:s text:c="2"/>&lt;xsl:<text:span text:style-name="T2">otherwise</text:span>&gt;</text:p>
      <text:p text:style-name="P6"><text:s text:c="4"/>&lt;xsl:call-template name="<text:span text:style-name="T2">handleOther</text:span>"&gt;</text:p>
      <text:p text:style-name="P6"><text:s text:c="6"/>&lt;xsl:with-param name="otherValue" select="<text:span text:style-name="T2">$input</text:span>"/&gt;</text:p>
      <text:p text:style-name="P6"><text:s text:c="4"/>&lt;/xsl:call-template&gt;</text:p>
      <text:p text:style-name="P6"><text:s text:c="2"/>&lt;/xsl:otherwise &gt;</text:p>
      <text:p text:style-name="P6">&lt;/xsl:choose&gt;</text:p>
      <text:p text:style-name="P6"/>
      <text:list text:style-name="L3">
        <text:list-item>
          <text:p text:style-name="P7">en Java on écrira</text:p>
        </text:list-item>
      </text:list>
      <text:p text:style-name="P6">switch(<text:span text:style-name="T2">input</text:span>) {</text:p>
      <text:p text:style-name="P6"><text:s text:c="2"/><text:span text:style-name="T2">case 0</text:span>: {</text:p>
      <text:p text:style-name="P6"><text:s text:c="4"/><text:span text:style-name="T2">handle0</text:span>(); </text:p>
      <text:p text:style-name="P6"><text:s text:c="4"/>break;</text:p>
      <text:p text:style-name="P6"><text:s text:c="2"/>}</text:p>
      <text:p text:style-name="P6"><text:s text:c="2"/><text:span text:style-name="T2">case 1</text:span>: {</text:p>
      <text:p text:style-name="P6"><text:s text:c="4"/><text:span text:style-name="T2">handle1</text:span>();</text:p>
      <text:p text:style-name="P6"><text:s text:c="4"/>break;</text:p>
      <text:p text:style-name="P6"><text:s text:c="2"/>}</text:p>
      <text:p text:style-name="P6"><text:s text:c="2"/><text:span text:style-name="T2">default</text:span>: {</text:p>
      <text:p text:style-name="P6"><text:s text:c="4"/><text:span text:style-name="T2">handleOther</text:span>(<text:span text:style-name="T2">input</text:span>);</text:p>
      <text:p text:style-name="P6"><text:s text:c="2"/>}</text:p>
      <text:p text:style-name="P6">}</text:p>
      <text:p text:style-name="Standard"/>
      <text:p text:style-name="Standard"><text:tab/>XSLT définit un langage de <text:span text:style-name="T2">transformation de documents XML</text:span>. Sa première vocation est d'appliquer des feuilles des styles à des données XML provenant par exemple d'une base de données, pour permettre leur lecture sur différents types de terminaux : en HTML pour un navigateur Web, en SVG pour les graphiques ou en XSL-FO pour l'impression.</text:p>
      <text:p text:style-name="Standard"/>
      <text:p text:style-name="Standard">Toutefois, ses facultés ne se limitent pas aux feuilles de styles. XSLT est utilisé plus généralement pour transformer des données qui ne suivent pas la même logique, par exemple dans un dialogue entre deux applications.</text:p>
      <text:p text:style-name="Standard"/>
      <text:p text:style-name="Standard"><text:tab/>Une transformation XSLT définit un ensemble de règles à appliquer au document d'entrée pour obtenir le document de sortie. Chaque règle s'applique sur un ou plusieurs éléments du document d'entrée et construit une partie du document de sortie.</text:p>
      <text:p text:style-name="P2"/>
      <text:p text:style-name="Standard"><text:tab/>Les données qui constituent les instructions d'un programme en XSLT sont elles-mêmes structurées et manipulables plus facilement par un autre programme. En effet, il existe de nombreuses librairies standard pour accéder, modifier et transformer les données qui suivent la syntaxe XML. </text:p>
      <text:p text:style-name="Standard"/>
      <text:p text:style-name="Standard">Ceci permet de générer plus facilement du code XSLT, ce qui était déterminant dans notre cas, et facilite par ailleurs le développement de processeurs XSLT, qui s'appuient sur des analyseurs XML standards développés indépendamment.</text:p>
      <text:p text:style-name="Standard"/>
      <text:p text:style-name="Standard"><text:tab/>Ces analyseurs suivent principalement deux logiques :<text:line-break/></text:p>
      <text:list text:style-name="L4">
        <text:list-item>
          <text:p text:style-name="P8">Une vision du document XML comme une arborescence que l'on peut parcourir à sa guise. Le standard DOM définit une API (Application Programming Interface, la définition d'un <text:s/>ensemble de fonctions dont plusieurs organisations vont pouvoir proposer des implémentations) d'accès au document sous la forme d'une arborescence de noeuds.<text:line-break/></text:p>
        </text:list-item>
        <text:list-item>
          <text:p text:style-name="P8">Une vision plus réduite avec un curseur qui progresse toujours en avant, du début à la fin du document. Le modèle SAX définit une API événementielle : le document est parcouru en entier une seule fois, et des événements sont émis à toutes les étapes clefs de ce parcours.</text:p>
        </text:list-item>
      </text:list>
      <text:p text:style-name="Standard"/>
      <text:p text:style-name="Standard"><text:tab/>De même, en XSLT, il existe deux approches principales pour aborder le problème de la transformation des données :<text:line-break/></text:p>
      <text:list text:style-name="L5">
        <text:list-item>
          <text:p text:style-name="P9">une approche guidée par la logique du document d'entrée. Il s'agit de la technique la plus simple, qui consiste à traiter le document d'entrée dans l'ordre de ses éléments. C'est le mode par défaut des processeurs XSLT, qui appliquent les règles suivantes :</text:p>
          <text:p text:style-name="P9"><text:span text:style-name="T3">Pour traiter un élément<text:line-break/>- si l'utilisateur a défini une règle pour cet élément, applique-la<text:line-break/>- sinon traite chaque élément enfant dans l'ordre du document<text:line-break/>et recopie tous les textes que tu trouves vers le document de sortie.</text:span><text:line-break/>Ce qui donne en XSLT :<text:line-break/><text:span text:style-name="T3">&lt;xsl:template match="*"&gt;<text:line-break/> <text:s/>&lt;xsl:apply-templates /&gt;<text:line-break/>&lt;/xsl:template&gt;<text:line-break/>&lt;xsl:template match="text()"&gt;<text:line-break/> <text:s/>&lt;xsl:value-of select="." /&gt;<text:line-break/>&lt;/xsl:template&gt;<text:line-break/></text:span><text:span text:style-name="T4"><text:line-break/></text:span><text:span text:style-name="T5">On utilise dans ce premier cas des règles (template) "match" qui s'appliquent à tous les noeuds qui respectent le motif défini par l'attribut match.<text:line-break/></text:span></text:p>
        </text:list-item>
        <text:list-item>
          <text:p text:style-name="P9">une approche guidée par la logique du document de sortie. On définit dans ce cas des règles "name", qui ne se déclenchent pas directement, mais doivent être appelées explicitement. Il s'agit d'un mécanisme d'appel de fonction, utilisé classiquement dans la plupart des langages de programmation (voir le premier exemple en page précédente).</text:p>
        </text:list-item>
      </text:list>
      <text:p text:style-name="Standard"/>
      <text:p text:style-name="Standard"><text:tab/>Dans le projet B4J, je me suis inspiré de l'approche objet pour définir une troisième voie. Du point de vue théorique, un objet est caractérisé par :</text:p>
      <text:list text:style-name="L6">
        <text:list-item>
          <text:list>
            <text:list-item>
              <text:p text:style-name="P10">un état interne (ses données)</text:p>
            </text:list-item>
            <text:list-item>
              <text:p text:style-name="P10">des opérations (ses méthodes)</text:p>
            </text:list-item>
            <text:list-item>
              <text:p text:style-name="P10">une identité</text:p>
            </text:list-item>
          </text:list>
        </text:list-item>
      </text:list>
      <text:p text:style-name="P2"/>
      <text:p text:style-name="Standard"><text:tab/>Considérons une règle de transformation XSLT : elle s'applique sur des noeuds du document d'entrée qui sont d'un certain type, il s'agit de ses <text:span text:style-name="T2">données</text:span>. Elle représente une <text:span text:style-name="T2">opération</text:span> à effectuer sur ces données pour construire des données de sortie. Chaque élément d'information du document d'entrée est <text:span text:style-name="T2">identifié</text:span> par sa position dans ce document. Les briques de base des objets sont donc bien présentes.</text:p>
      <text:p text:style-name="Standard"/>
      <text:p text:style-name="Standard"><text:tab/>Par ailleurs, la programmation orientée objets est caractérisée par trois concepts :</text:p>
      <text:list text:style-name="L7">
        <text:list-item>
          <text:list>
            <text:list-item>
              <text:p text:style-name="P11">l'<text:span text:style-name="T2">encapsulation</text:span> : un objet est comme un iceberg, sa plus grande partie est immergée, (<text:span text:style-name="T6">son état interne est protégé, on ne peut le modifier directement ce qui garantit son intégrité et la possibilité de modifier sa représentation interne indépendamment des opérations proposées</text:span>), et on ne peut accéder qu'à la partie visible de l'iceberg (ses opérations).</text:p>
            </text:list-item>
            <text:list-item>
              <text:p text:style-name="P11"><text:span text:style-name="T2">l'héritage</text:span> : un objet d'une classe fille hérite des caractéristiques des objets de la classe mère (état interne et opérations). Il peut redéfinir ces caractéristiques, par exemple pour compléter les traitements de base proposés par la classe mère.</text:p>
            </text:list-item>
            <text:list-item>
              <text:p text:style-name="P11"><text:span text:style-name="T2">le polymorphisme</text:span> : un objet d'une classe fille peut toujours se "faire passer" pour un objet de la classe parente : il peut être utilisé partout à la place d'un objet de la classe parente.</text:p>
            </text:list-item>
          </text:list>
        </text:list-item>
      </text:list>
      <text:p text:style-name="Standard"/>
      <text:p text:style-name="Standard"><text:tab/>Les données manipulées par une transformation XSLT sont <text:span text:style-name="T2">encapsulées</text:span> au sein du document d'entrée, qui n'est jamais modifié directement par la transformation ; ses données sont seulement recopiées pour construire un autre document en sortie.</text:p>
      <text:p text:style-name="Standard"/>
      <text:p text:style-name="Standard"><text:tab/>Le mécanisme d'imports de XSLT correspond au concept d'<text:span text:style-name="T2">héritage</text:span>. Il ressemble à l'inclusion d'une feuille de style dans une autre, en y ajoutant la gestion des priorités entre les règles de la transformation principale et celles de la transformation importée ; les règles de la transformation principale s'appliquent prioritairement sur celles de la transformation importée, de la même manière que les méthodes d'une classe fille sont appelées prioritairement sur celles de sa classe mère. De la même manière qu'en Java, il est possible en XSLT d'appeler la méthode de base de la classe mère à partir de la méthode plus spécialisée de la classe fille en utilisant <text:span text:style-name="T3">&lt;xsl:apply-imports /&gt;</text:span>. La seule limite par rapport à Java est qu'il est impossible de transmettre des arguments à cette méthode (limitation corrigée dans la deuxième version de XSLT, en cours d'élaboration au W3C).</text:p>
      <text:p text:style-name="Standard"/>
      <text:p text:style-name="Standard"><text:tab/>Enfin, la transformation principale peut s'appliquer sur tous les fichiers de données sur lesquels s'appliquait la transformation de base, et les règles qu'elle définit <text:span text:style-name="T2">remplacent de manière transparente</text:span> les règles correspondantes de la transformation importée.</text:p>
      <text:p text:style-name="Standard"/>
      <text:p text:style-name="Standard">On peut donc programmer en XSLT en suivant une philosophie objet. Le tableau suivant récapitule les correspondances entre les concepts XSLT et les concepts objets :</text:p>
      <text:p text:style-name="Standard"/>
      <table:table table:name="Table1" table:style-name="Table1">
        <table:table-column table:style-name="Table1.A"/>
        <table:table-column table:style-name="Table1.B"/>
        <table:table-header-rows>
          <table:table-row>
            <table:table-cell table:style-name="Table1.A1" office:value-type="string">
              <text:p text:style-name="P12">Objet</text:p>
            </table:table-cell>
            <table:table-cell table:style-name="Table1.B1" office:value-type="string">
              <text:p text:style-name="P12">XSLT</text:p>
            </table:table-cell>
          </table:table-row>
        </table:table-header-rows>
        <table:table-row table:style-name="Table1.2">
          <table:table-cell table:style-name="Table1.A2" office:value-type="string">
            <text:p text:style-name="P13">Objet</text:p>
          </table:table-cell>
          <table:table-cell table:style-name="Table1.B2" office:value-type="string">
            <text:p text:style-name="P13">Transformation (correspond à un fichier, comme en Java)</text:p>
          </table:table-cell>
        </table:table-row>
        <table:table-row>
          <table:table-cell table:style-name="Table1.A2" office:value-type="string">
            <text:p text:style-name="P13">Etat interne</text:p>
          </table:table-cell>
          <table:table-cell table:style-name="Table1.B2" office:value-type="string">
            <text:p text:style-name="P13">Données du document d'entrée</text:p>
          </table:table-cell>
        </table:table-row>
        <table:table-row>
          <table:table-cell table:style-name="Table1.A2" office:value-type="string">
            <text:p text:style-name="P13">Opération</text:p>
          </table:table-cell>
          <table:table-cell table:style-name="Table1.B2" office:value-type="string">
            <text:p text:style-name="P13">Règle de transformation</text:p>
          </table:table-cell>
        </table:table-row>
        <table:table-row>
          <table:table-cell table:style-name="Table1.A2" office:value-type="string">
            <text:p text:style-name="P13">Encapsulation</text:p>
          </table:table-cell>
          <table:table-cell table:style-name="Table1.B2" office:value-type="string">
            <text:p text:style-name="P13">Transformation des donnés</text:p>
          </table:table-cell>
        </table:table-row>
        <table:table-row>
          <table:table-cell table:style-name="Table1.A2" office:value-type="string">
            <text:p text:style-name="P13">Héritage et Polymorphisme</text:p>
          </table:table-cell>
          <table:table-cell table:style-name="Table1.B2" office:value-type="string">
            <text:p text:style-name="P13">Import et Priorités</text:p>
          </table:table-cell>
        </table:table-row>
      </table:table>
      <text:p text:style-name="Standard"/>
      <text:p text:style-name="Standard"><text:tab/>Une transformation XSLT est typiquement constituée d'un ensemble de règles qui s'appliquent aux principaux éléments du document d'entrée. Il s'agit de la première approche évoquée, guidée par la logique du document d'entrée. </text:p>
      <text:p text:style-name="P6">&lt;xsl:template match="my:element"&gt;<text:line-break/> <text:s/>&lt;!-- do something on my:element attributes and child nodes --&gt;<text:line-break/>&lt;/xsl:template&gt;</text:p>
      <text:p text:style-name="Standard"/>
      <text:p text:style-name="Standard">Toutefois, il est parfois nécessaire d'appliquer plusieurs traitements distincts sur un même élément, à partir de contextes différents. Par exemple, on devra faire deux passes sur les données d'entrée pour construire un document et sa table des matières. La notion de <text:span text:style-name="T2">mode</text:span> permet de distinguer les traitements à effectuer suivant le contexte :</text:p>
      <text:p text:style-name="Standard"><text:span text:style-name="T3">&lt;xsl:template </text:span><text:span text:style-name="T7">mode</text:span><text:span text:style-name="T3">="index" match="my:element"&gt;<text:line-break/> <text:s/>&lt;!-- create entry in table of contents --&gt;<text:line-break/>&lt;/xsl:template&gt;</text:span></text:p>
      <text:p text:style-name="P6">&lt;xsl:template <text:span text:style-name="T2">mode</text:span>="body" match="my:element"&gt;<text:line-break/> <text:s/>&lt;!-- create output content --&gt;<text:line-break/>&lt;/xsl:template&gt;</text:p>
      <text:p text:style-name="Standard">Le changement de mode est effectué au niveau de la commande <text:span text:style-name="T2">apply-templates</text:span> :</text:p>
      <text:p text:style-name="Standard"><text:span text:style-name="T3">&lt;xsl:apply-templates mode="index" /&gt;</text:span></text:p>
      <text:p text:style-name="Standard"/>
      <text:p text:style-name="Standard">Dans le cadre de XSLT Orienté Object, la troisième voie proposée, la notion de mode prend une signification supplémentaire : chaque mode correspond à une méthode différente de nos objets. On peut ainsi mettre en relation les structures XSLT ci-dessous : </text:p>
      <text:p text:style-name="P6">&lt;xsl:template mode="print-tasks" match="node()" /&gt;</text:p>
      <text:p text:style-name="P6">&lt;xsl:template mode="<text:span text:style-name="T2">print-tasks</text:span>" match="<text:span text:style-name="T2">calendar</text:span>"&gt;<text:line-break/> <text:s/>&lt;!-- ... --&gt;<text:line-break/>&lt;/xsl:template&gt;</text:p>
      <text:p text:style-name="P6"/>
      <text:p text:style-name="P6">&lt;xsl:template mode="print-meetings" match="node()" /&gt;</text:p>
      <text:p text:style-name="P6">&lt;xsl:template mode="<text:span text:style-name="T2">print-meetings</text:span>" match="<text:span text:style-name="T2">calendar</text:span>"&gt;<text:line-break/> <text:s/>&lt;!-- ... --&gt;<text:line-break/>&lt;/xsl:template&gt;</text:p>
      <text:p text:style-name="P6"/>
      <text:p text:style-name="P6">&lt;xsl:template mode="print-vacations" match="node()" /&gt;</text:p>
      <text:p text:style-name="P6">&lt;xsl:template mode="<text:span text:style-name="T2">print-vacations</text:span>" match="<text:span text:style-name="T2">calendar</text:span>"&gt;<text:line-break/> <text:s/>&lt;!-- ... --&gt;<text:line-break/>&lt;/xsl:template&gt;</text:p>
      <text:p text:style-name="P6"/>
      <text:p text:style-name="Standard">avec les définitions d'objets suivantes en Java :</text:p>
      <text:p text:style-name="P6">public class <text:span text:style-name="T2">Calendar</text:span> {</text:p>
      <text:p text:style-name="P6"><text:s text:c="2"/></text:p>
      <text:p text:style-name="P6"><text:s text:c="2"/>public void <text:span text:style-name="T2">printTasks</text:span>(){</text:p>
      <text:p text:style-name="P6"><text:s text:c="5"/>// ...</text:p>
      <text:p text:style-name="P6"><text:s text:c="2"/>}</text:p>
      <text:p text:style-name="P6"><text:s text:c="2"/></text:p>
      <text:p text:style-name="P6"><text:s text:c="2"/>public void <text:span text:style-name="T2">printMeetings</text:span>(){</text:p>
      <text:p text:style-name="P6"><text:s text:c="5"/>// ...</text:p>
      <text:p text:style-name="P6"><text:s text:c="2"/>}</text:p>
      <text:p text:style-name="P6"><text:s text:c="2"/></text:p>
      <text:p text:style-name="P6"><text:s text:c="2"/>public void <text:span text:style-name="T2">printVacations</text:span>(){</text:p>
      <text:p text:style-name="P6"><text:s text:c="5"/>// ...</text:p>
      <text:p text:style-name="P6"><text:s text:c="2"/>}</text:p>
      <text:p text:style-name="P6">}</text:p>
      <text:p text:style-name="Standard"/>
      <text:p text:style-name="Standard">Dans l'exemple ci-dessus, les règles <text:span text:style-name="T3">&lt;xsl:template mode="xx" match="node()" /&gt;</text:span> surchargent les règles par défaut. Elles jouent le rôle de filet de sécurité lorsque l'élément <text:span text:style-name="T8">calendar</text:span> est absent du document : elles stoppent net le traitement par défaut qui consiste à recopier récursivement tous les noeuds textes descendants du noeud cour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class="text"/>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variant="small-caps" fo:font-size="20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fo:margin-top="0cm" fo:margin-bottom="0.011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Eric Bréchemier</meta:initial-creator>
    <meta:creation-date>2006-03-22T23:47:16</meta:creation-date>
    <dc:creator>Eric Bréchemier</dc:creator>
    <dc:date>2006-03-23T09:12:32</dc:date>
    <dc:language>en-US</dc:language>
    <meta:editing-cycles>7</meta:editing-cycles>
    <meta:editing-duration>PT2H23M0S</meta:editing-duration>
    <meta:user-defined meta:name="Info 1"/>
    <meta:user-defined meta:name="Info 2"/>
    <meta:user-defined meta:name="Info 3"/>
    <meta:user-defined meta:name="Info 4"/>
    <meta:document-statistic meta:table-count="1" meta:image-count="0" meta:object-count="0" meta:page-count="4" meta:paragraph-count="100" meta:word-count="1457" meta:character-count="9767"/>
  </office:meta>
</office:document-meta>
</file>